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4Q416" svg:font-family="4Q416" style:font-pitch="variable"/>
    <style:font-face style:name="4Q417" svg:font-family="4Q417" style:font-pitch="variable"/>
    <style:font-face style:name="4Q418" svg:font-family="4Q418" style:font-pitch="variable"/>
    <style:font-face style:name="Aharoni CLM" svg:font-family="'Aharoni CLM'" style:font-pitch="variable"/>
    <style:font-face style:name="Amatica SC" svg:font-family="'Amatica SC'" style:font-pitch="variable"/>
    <style:font-face style:name="Anka CLM" svg:font-family="'Anka CLM'" style:font-family-generic="modern" style:font-pitch="variable"/>
    <style:font-face style:name="Aramaic Early Br Rkb" svg:font-family="'Aramaic Early Br Rkb'" style:font-pitch="variable"/>
    <style:font-face style:name="Aramaic Imperial Yeb" svg:font-family="'Aramaic Imperial Yeb'" style:font-pitch="variable"/>
    <style:font-face style:name="Aramaic VIIBCE" svg:font-family="'Aramaic VIIBCE'" style:font-pitch="variable"/>
    <style:font-face style:name="Asakim" svg:font-family="Asakim" style:font-pitch="variable"/>
    <style:font-face style:name="Calibri" svg:font-family="Calibri" style:font-family-generic="swiss"/>
    <style:font-face style:name="Carmela" svg:font-family="Carmela" style:font-pitch="variable"/>
    <style:font-face style:name="Carmelit Regular" svg:font-family="'Carmelit Regular'" style:font-pitch="variable"/>
    <style:font-face style:name="Comix No2 CLM" svg:font-family="'Comix No2 CLM'" style:font-pitch="variable"/>
    <style:font-face style:name="Cryptic A - Haifa Uni" svg:font-family="'Cryptic A - Haifa Uni'" style:font-pitch="variable"/>
    <style:font-face style:name="Dragon" svg:font-family="Dragon" style:font-pitch="variable"/>
    <style:font-face style:name="Drugulin CLM" svg:font-family="'Drugulin CLM'" style:font-pitch="variable"/>
    <style:font-face style:name="Ellinia CLM" svg:font-family="'Ellinia CLM'" style:font-pitch="variable"/>
    <style:font-face style:name="Fredoka One" svg:font-family="'Fredoka One'" style:font-family-generic="modern" style:font-pitch="variable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erif" svg:font-family="FreeSerif" style:font-family-generic="roman" style:font-pitch="variable"/>
    <style:font-face style:name="Gan CLM" svg:font-family="'Gan CLM'" style:font-pitch="variable"/>
    <style:font-face style:name="Gentium Basic" svg:font-family="'Gentium Basic'" style:font-pitch="variable"/>
    <style:font-face style:name="Gladia CLM" svg:font-family="'Gladia CLM'" style:font-pitch="variable"/>
    <style:font-face style:name="Hebrew Paleo Gezer" svg:font-family="'Hebrew Paleo Gezer'" style:font-pitch="variable"/>
    <style:font-face style:name="Hebrew Paleo Lachish" svg:font-family="'Hebrew Paleo Lachish'" style:font-pitch="variable"/>
    <style:font-face style:name="Hebrew Paleo Mesha" svg:font-family="'Hebrew Paleo Mesha'" style:font-pitch="variable"/>
    <style:font-face style:name="Hebrew Paleo Qumran" svg:font-family="'Hebrew Paleo Qumran'" style:font-pitch="variable"/>
    <style:font-face style:name="Hebrew Paleo Siloam" svg:font-family="'Hebrew Paleo Siloam'" style:font-pitch="variable"/>
    <style:font-face style:name="Hebrew Samaritan" svg:font-family="'Hebrew Samaritan'" style:font-pitch="variable"/>
    <style:font-face style:name="Hebrew SoferStam Ashkenaz" svg:font-family="'Hebrew SoferStam Ashkenaz'" style:font-pitch="variable"/>
    <style:font-face style:name="Hillel CLM" svg:font-family="'Hillel CLM'" style:font-family-generic="modern" style:font-pitch="variable"/>
    <style:font-face style:name="Horev CLM" svg:font-family="'Horev CLM'"/>
    <style:font-face style:name="Journal CLM" svg:font-family="'Journal CLM'" style:font-family-generic="modern" style:font-pitch="variable"/>
    <style:font-face style:name="Keter Aram Tsova" svg:font-family="'Keter Aram Tsova'" style:font-pitch="variable"/>
    <style:font-face style:name="Ktav Yad CLM" svg:font-family="'Ktav Yad CLM'" style:font-pitch="variable"/>
    <style:font-face style:name="Liberation Sans" svg:font-family="'Liberation Sans'" style:font-family-generic="swiss" style:font-pitch="variable"/>
    <style:font-face style:name="Linux Biolinum G" svg:font-family="'Linux Biolinum G'" style:font-pitch="variable"/>
    <style:font-face style:name="Looks Like S'pht" svg:font-family="'Looks Like S'pht'" style:font-pitch="variable"/>
    <style:font-face style:name="Microsoft YaHei" svg:font-family="'Microsoft YaHei'" style:font-family-generic="system" style:font-pitch="variable"/>
    <style:font-face style:name="MigdalHaemeq" svg:font-family="MigdalHaemeq" style:font-pitch="variable"/>
    <style:font-face style:name="Miri" svg:font-family="Miri" style:font-pitch="variable"/>
    <style:font-face style:name="Miriam Mono CLM" svg:font-family="'Miriam Mono CLM'" style:font-pitch="variable"/>
    <style:font-face style:name="Mplus 1p" svg:font-family="'Mplus 1p'" style:font-family-generic="swiss" style:font-pitch="variable"/>
    <style:font-face style:name="Nachlaot" svg:font-family="Nachlaot" style:font-pitch="variable"/>
    <style:font-face style:name="Nachlieli CLM" svg:font-family="'Nachlieli CLM'" style:font-pitch="variable"/>
    <style:font-face style:name="Nehama" svg:font-family="Nehama" style:font-pitch="variable"/>
    <style:font-face style:name="Nesher Gadol" svg:font-family="'Nesher Gadol'" style:font-pitch="variable"/>
    <style:font-face style:name="Nesher Katon" svg:font-family="'Nesher Katon'" style:font-pitch="variable"/>
    <style:font-face style:name="Noot" svg:font-family="Noot" style:font-family-generic="modern" style:font-pitch="variable"/>
    <style:font-face style:name="OSP_Le-patin-helvete" svg:font-family="OSP_Le-patin-helvete" style:font-family-generic="swiss" style:font-pitch="variable"/>
    <style:font-face style:name="Open Sans" svg:font-family="'Open Sans'" style:font-family-generic="swiss" style:font-pitch="variable"/>
    <style:font-face style:name="Ozrad CLM" svg:font-family="'Ozrad CLM'" style:font-pitch="variable"/>
    <style:font-face style:name="Paskol" svg:font-family="Paskol" style:font-pitch="variable"/>
    <style:font-face style:name="Pfennig" svg:font-family="Pfennig" style:font-pitch="variable"/>
    <style:font-face style:name="Phoenician Ahiram" svg:font-family="'Phoenician Ahiram'" style:font-pitch="variable"/>
    <style:font-face style:name="Proto Canaanite" svg:font-family="'Proto Canaanite'" style:font-pitch="variable"/>
    <style:font-face style:name="PtilNarrow" svg:font-family="PtilNarrow" style:font-pitch="variable"/>
    <style:font-face style:name="PtilWide" svg:font-family="PtilWide" style:font-pitch="variable"/>
    <style:font-face style:name="Refoyl" svg:font-family="Refoyl" style:font-pitch="variable"/>
    <style:font-face style:name="Retro Perspective" svg:font-family="'Retro Perspective'" style:font-pitch="variable"/>
    <style:font-face style:name="Rubik" svg:font-family="Rubik" style:font-pitch="variable"/>
    <style:font-face style:name="ShArpie" svg:font-family="ShArpie" style:font-pitch="variable"/>
    <style:font-face style:name="Shmulik CLM" svg:font-family="'Shmulik CLM'" style:font-pitch="variable"/>
    <style:font-face style:name="Shofar" svg:font-family="Shofar"/>
    <style:font-face style:name="SimSun" svg:font-family="SimSun" style:font-family-generic="system" style:font-pitch="variable"/>
    <style:font-face style:name="Solitreo" svg:font-family="Solitreo" style:font-pitch="variable"/>
    <style:font-face style:name="Stopmotion" svg:font-family="Stopmotion" style:font-pitch="variable"/>
    <style:font-face style:name="Taamey Ashkenaz" svg:font-family="'Taamey Ashkenaz'"/>
    <style:font-face style:name="Tnua-Libre" svg:font-family="Tnua-Libre" style:font-pitch="variable"/>
    <style:font-face style:name="Trashim CLM" svg:font-family="'Trashim CLM'" style:font-family-generic="modern" style:font-pitch="variable"/>
    <style:font-face style:name="TwoQ5" svg:font-family="TwoQ5" style:font-family-generic="modern" style:font-pitch="fixed"/>
    <style:font-face style:name="Typeface" svg:font-family="Typeface" style:font-pitch="variable"/>
    <style:font-face style:name="Untitled2" svg:font-family="Untitled2" style:font-family-generic="modern" style:font-pitch="fixed"/>
    <style:font-face style:name="Yehuda CLM" svg:font-family="'Yehuda CLM'" style:font-pitch="variable"/>
    <style:font-face style:name="felix007 Medium" svg:font-family="'felix007 Medium'" style:font-pitch="variable"/>
  </office:font-face-decls>
  <office:automatic-styles>
    <style:style style:name="Table1" style:family="table">
      <style:table-properties style:width="9.4354in" fo:margin-left="0in" fo:margin-right="-0.0104in" table:align="margins"/>
    </style:style>
    <style:style style:name="Table1.A" style:family="table-column">
      <style:table-column-properties style:column-width="2.8097in" style:rel-column-width="19515*"/>
    </style:style>
    <style:style style:name="Table1.B" style:family="table-column">
      <style:table-column-properties style:column-width="4.8181in" style:rel-column-width="33464*"/>
    </style:style>
    <style:style style:name="Table1.C" style:family="table-column">
      <style:table-column-properties style:column-width="0.2465in" style:rel-column-width="1712*"/>
    </style:style>
    <style:style style:name="Table1.D" style:family="table-column">
      <style:table-column-properties style:column-width="1.5611in" style:rel-column-width="10844*"/>
    </style:style>
    <style:style style:name="Table1.1" style:family="table-row">
      <style:table-row-properties style:min-row-height="0.5in"/>
    </style:style>
    <style:style style:name="Table1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9.4354in" fo:margin-left="0in" fo:margin-right="-0.0104in" table:align="margins"/>
    </style:style>
    <style:style style:name="Table3.A" style:family="table-column">
      <style:table-column-properties style:column-width="2.8097in" style:rel-column-width="19515*"/>
    </style:style>
    <style:style style:name="Table3.B" style:family="table-column">
      <style:table-column-properties style:column-width="4.8181in" style:rel-column-width="33464*"/>
    </style:style>
    <style:style style:name="Table3.C" style:family="table-column">
      <style:table-column-properties style:column-width="0.2465in" style:rel-column-width="1712*"/>
    </style:style>
    <style:style style:name="Table3.D" style:family="table-column">
      <style:table-column-properties style:column-width="1.5611in" style:rel-column-width="10844*"/>
    </style:style>
    <style:style style:name="Table3.1" style:family="table-row">
      <style:table-row-properties style:min-row-height="0.5in"/>
    </style:style>
    <style:style style:name="Table3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9.4354in" fo:margin-left="0in" fo:margin-right="-0.0104in" table:align="margins"/>
    </style:style>
    <style:style style:name="Table4.A" style:family="table-column">
      <style:table-column-properties style:column-width="7.6278in" style:rel-column-width="52979*"/>
    </style:style>
    <style:style style:name="Table4.B" style:family="table-column">
      <style:table-column-properties style:column-width="0.2465in" style:rel-column-width="1712*"/>
    </style:style>
    <style:style style:name="Table4.C" style:family="table-column">
      <style:table-column-properties style:column-width="1.5611in" style:rel-column-width="10844*"/>
    </style:style>
    <style:style style:name="Table4.1" style:family="table-row">
      <style:table-row-properties style:min-row-height="0.5in"/>
    </style:style>
    <style:style style:name="Table4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4.C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9.4354in" fo:margin-left="0in" fo:margin-right="-0.0104in" table:align="margins"/>
    </style:style>
    <style:style style:name="Table5.A" style:family="table-column">
      <style:table-column-properties style:column-width="7.6278in" style:rel-column-width="52979*"/>
    </style:style>
    <style:style style:name="Table5.B" style:family="table-column">
      <style:table-column-properties style:column-width="0.2465in" style:rel-column-width="1712*"/>
    </style:style>
    <style:style style:name="Table5.C" style:family="table-column">
      <style:table-column-properties style:column-width="1.5611in" style:rel-column-width="10844*"/>
    </style:style>
    <style:style style:name="Table5.1" style:family="table-row">
      <style:table-row-properties style:min-row-height="0.5in"/>
    </style:style>
    <style:style style:name="Table5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C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9.4354in" fo:margin-left="0in" fo:margin-right="-0.0104in" table:align="margins"/>
    </style:style>
    <style:style style:name="Table7.A" style:family="table-column">
      <style:table-column-properties style:column-width="2.8097in" style:rel-column-width="19515*"/>
    </style:style>
    <style:style style:name="Table7.B" style:family="table-column">
      <style:table-column-properties style:column-width="4.8181in" style:rel-column-width="33464*"/>
    </style:style>
    <style:style style:name="Table7.C" style:family="table-column">
      <style:table-column-properties style:column-width="0.2465in" style:rel-column-width="1712*"/>
    </style:style>
    <style:style style:name="Table7.D" style:family="table-column">
      <style:table-column-properties style:column-width="1.5611in" style:rel-column-width="10844*"/>
    </style:style>
    <style:style style:name="Table7.1" style:family="table-row">
      <style:table-row-properties style:min-row-height="0.5in"/>
    </style:style>
    <style:style style:name="Table7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9.4354in" fo:margin-left="0in" fo:margin-right="-0.0104in" table:align="margins"/>
    </style:style>
    <style:style style:name="Table6.A" style:family="table-column">
      <style:table-column-properties style:column-width="7.6278in" style:rel-column-width="52979*"/>
    </style:style>
    <style:style style:name="Table6.B" style:family="table-column">
      <style:table-column-properties style:column-width="0.2465in" style:rel-column-width="1712*"/>
    </style:style>
    <style:style style:name="Table6.C" style:family="table-column">
      <style:table-column-properties style:column-width="1.5611in" style:rel-column-width="10844*"/>
    </style:style>
    <style:style style:name="Table6.1" style:family="table-row">
      <style:table-row-properties style:min-row-height="0.5in"/>
    </style:style>
    <style:style style:name="Table6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6.C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9.4354in" fo:margin-left="0in" fo:margin-right="-0.0104in" fo:break-before="page" table:align="margins"/>
    </style:style>
    <style:style style:name="Table2.A" style:family="table-column">
      <style:table-column-properties style:column-width="3.0646in" style:rel-column-width="21285*"/>
    </style:style>
    <style:style style:name="Table2.B" style:family="table-column">
      <style:table-column-properties style:column-width="4.191in" style:rel-column-width="29108*"/>
    </style:style>
    <style:style style:name="Table2.C" style:family="table-column">
      <style:table-column-properties style:column-width="0.2424in" style:rel-column-width="1683*"/>
    </style:style>
    <style:style style:name="Table2.D" style:family="table-column">
      <style:table-column-properties style:column-width="1.9375in" style:rel-column-width="13459*"/>
    </style:style>
    <style:style style:name="Table2.1" style:family="table-row">
      <style:table-row-properties style:min-row-height="0.5in"/>
    </style:style>
    <style:style style:name="Table2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Hebrew Paleo Gezer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Keter Aram Tsova" style:font-size-complex="10pt" style:language-complex="he" style:country-complex="IL"/>
    </style:style>
    <style:style style:name="P3" style:family="paragraph" style:parent-style-name="Standard">
      <style:paragraph-properties fo:text-align="end" style:justify-single-word="false" style:writing-mode="lr-tb"/>
      <style:text-properties style:font-name="Gentium Basic" fo:font-size="14pt" officeooo:paragraph-rsid="00073844" style:font-size-asian="14pt" style:font-name-complex="Keter Aram Tsova" style:font-size-complex="14pt" style:language-complex="he" style:country-complex="IL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437c6" style:font-size-asian="14pt" style:font-name-complex="Hebrew Paleo Gezer" style:font-size-complex="14pt"/>
    </style:style>
    <style:style style:name="P5" style:family="paragraph" style:parent-style-name="Standard">
      <style:text-properties officeooo:paragraph-rsid="000437c6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officeooo:paragraph-rsid="000437c6" style:font-size-asian="10pt" style:font-name-complex="Hebrew Paleo Gezer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officeooo:paragraph-rsid="0013f129" style:font-size-asian="10pt" style:font-name-complex="Hebrew Paleo Gezer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officeooo:paragraph-rsid="001596bc" style:font-size-asian="10pt" style:font-name-complex="Hebrew Paleo Gezer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officeooo:rsid="00277b71" officeooo:paragraph-rsid="000437c6" style:font-size-asian="10pt" style:font-name-complex="Hebrew Paleo Gezer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0pt" officeooo:rsid="00277b71" officeooo:paragraph-rsid="0013f129" style:font-size-asian="10pt" style:font-name-complex="Hebrew Paleo Gezer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Open Sans" fo:font-size="10pt" officeooo:rsid="00357f31" officeooo:paragraph-rsid="000437c6" style:font-size-asian="10pt" style:font-name-complex="Hebrew Paleo Gezer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Open Sans" fo:font-size="10pt" officeooo:rsid="000437c6" officeooo:paragraph-rsid="000437c6" style:font-size-asian="10pt" style:font-name-complex="Hebrew Paleo Gezer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Open Sans" fo:font-size="10pt" officeooo:rsid="002b0604" officeooo:paragraph-rsid="000437c6" style:font-size-asian="10pt" style:font-name-complex="Hebrew Paleo Gezer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Open Sans" fo:font-size="10pt" officeooo:rsid="000de4f3" officeooo:paragraph-rsid="000de4f3" style:font-size-asian="10pt" style:font-name-complex="Hebrew Paleo Gezer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Open Sans" fo:font-size="10pt" officeooo:rsid="000feeac" officeooo:paragraph-rsid="000feeac" style:font-size-asian="10pt" style:font-name-complex="Hebrew Paleo Gezer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Open Sans" fo:font-size="10pt" officeooo:rsid="00122bc2" officeooo:paragraph-rsid="00122bc2" style:font-size-asian="10pt" style:font-name-complex="Hebrew Paleo Gezer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Open Sans" fo:font-size="10pt" officeooo:rsid="0020ef54" officeooo:paragraph-rsid="000437c6" style:font-size-asian="10pt" style:font-name-complex="Hebrew Paleo Gezer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Open Sans" fo:font-size="10pt" officeooo:rsid="0010acae" officeooo:paragraph-rsid="0010acae" style:font-size-asian="10pt" style:font-name-complex="Hebrew Paleo Gezer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Open Sans" fo:font-size="10pt" officeooo:rsid="0016d9a2" officeooo:paragraph-rsid="0016d9a2" style:font-size-asian="10pt" style:font-name-complex="Hebrew Paleo Gezer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Open Sans" fo:font-size="10pt" officeooo:paragraph-rsid="000437c6" style:font-size-asian="10pt" style:font-name-complex="Keter Aram Tsova" style:font-size-complex="10pt" style:language-complex="he" style:country-complex="IL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Open Sans" fo:font-size="10pt" officeooo:rsid="00073844" officeooo:paragraph-rsid="00073844" style:font-size-asian="10pt" style:font-name-complex="Keter Aram Tsova" style:font-size-complex="10pt" style:language-complex="he" style:country-complex="IL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Open Sans" fo:font-size="10pt" officeooo:rsid="000983c5" officeooo:paragraph-rsid="000983c5" style:font-size-asian="10pt" style:font-name-complex="Keter Aram Tsova" style:font-size-complex="10pt" style:language-complex="he" style:country-complex="IL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Open Sans" fo:font-size="10pt" officeooo:rsid="00090610" officeooo:paragraph-rsid="00090610" style:font-size-asian="10pt" style:font-name-complex="Keter Aram Tsova" style:font-size-complex="10pt" style:language-complex="he" style:country-complex="IL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Open Sans" fo:font-size="10pt" officeooo:rsid="000dfb41" officeooo:paragraph-rsid="000dfb41" style:font-size-asian="10pt" style:font-name-complex="Keter Aram Tsova" style:font-size-complex="10pt" style:language-complex="he" style:country-complex="IL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Open Sans" fo:font-size="10pt" officeooo:rsid="000edaa2" officeooo:paragraph-rsid="0013f129" style:font-size-asian="10pt" style:font-name-complex="Keter Aram Tsova" style:font-size-complex="10pt" style:language-complex="he" style:country-complex="IL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Open Sans" fo:font-size="12pt" fo:font-weight="bold" officeooo:paragraph-rsid="000437c6" style:font-size-asian="12pt" style:font-weight-asian="bold" style:font-name-complex="Nachlieli CLM" style:font-size-complex="12pt" style:font-weight-complex="bold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FreeSans" fo:font-size="12pt" officeooo:rsid="003df3dc" officeooo:paragraph-rsid="000437c6" style:font-size-asian="12pt" style:font-name-complex="Hebrew Paleo Siloam" style:font-size-complex="12pt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FreeSans" fo:font-size="12pt" officeooo:rsid="003df3dc" officeooo:paragraph-rsid="000437c6" style:font-size-asian="12pt" style:font-name-complex="Proto Canaanite" style:font-size-complex="12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FreeSans" fo:font-size="12pt" fo:font-weight="bold" officeooo:rsid="000437c6" officeooo:paragraph-rsid="0013f129" style:font-size-asian="12pt" style:font-weight-asian="bold" style:font-name-complex="Hebrew Samaritan" style:font-size-complex="12pt" style:font-weight-complex="bold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FreeSans" fo:font-size="12pt" fo:font-weight="bold" officeooo:rsid="000437c6" officeooo:paragraph-rsid="0013f129" style:font-size-asian="12pt" style:font-weight-asian="bold" style:font-name-complex="Hebrew Paleo Qumran" style:font-size-complex="12pt" style:font-weight-complex="bold"/>
    </style:style>
    <style:style style:name="P31" style:family="paragraph" style:parent-style-name="Standard">
      <style:paragraph-properties fo:text-align="start" style:justify-single-word="false" style:writing-mode="lr-tb"/>
      <style:text-properties style:font-name="FreeSans" fo:font-size="9pt" officeooo:rsid="000437c6" officeooo:paragraph-rsid="000437c6" style:font-size-asian="9pt" style:font-name-complex="Hebrew Paleo Qumran" style:font-size-complex="9pt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FreeSans" fo:font-size="13pt" officeooo:rsid="003df3dc" officeooo:paragraph-rsid="000437c6" style:font-size-asian="13pt" style:font-name-complex="Hebrew Paleo Lachish" style:font-size-complex="13pt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Hebrew Paleo Gezer" style:font-size-complex="14pt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Hebrew Paleo Mesha" style:font-size-complex="14pt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Imperial Yeb" style:font-size-complex="14pt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Early Br Rkb" style:font-size-complex="14pt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VIIBCE" style:font-size-complex="14pt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Phoenician Ahiram" style:font-size-complex="14pt"/>
    </style:style>
    <style:style style:name="P39" style:family="paragraph" style:parent-style-name="Standard">
      <style:paragraph-properties fo:text-align="end" style:justify-single-word="false" style:writing-mode="rl-tb"/>
      <style:text-properties style:font-name="Hebrew Paleo Gezer" fo:font-size="16pt" fo:font-style="italic" officeooo:rsid="003df3dc" officeooo:paragraph-rsid="000437c6" style:font-size-asian="16pt" style:font-style-asian="italic" style:font-name-complex="Drugulin CLM" style:font-size-complex="16pt" style:language-complex="he" style:country-complex="IL" style:font-style-complex="italic"/>
    </style:style>
    <style:style style:name="P40" style:family="paragraph" style:parent-style-name="Standard">
      <style:paragraph-properties fo:text-align="end" style:justify-single-word="false" style:writing-mode="rl-tb"/>
      <style:text-properties style:font-name="Hebrew Paleo Gezer" fo:font-size="16pt" fo:font-style="normal" officeooo:rsid="003df3dc" officeooo:paragraph-rsid="000437c6" style:font-size-asian="16pt" style:font-style-asian="normal" style:font-name-complex="Drugulin CLM" style:font-size-complex="16pt" style:language-complex="he" style:country-complex="IL" style:font-style-complex="normal"/>
    </style:style>
    <style:style style:name="P41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Linux Biolinum G" style:font-size-complex="14pt" style:language-complex="he" style:country-complex="IL" style:font-style-complex="normal"/>
    </style:style>
    <style:style style:name="P42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Stopmotion" style:font-size-complex="14pt" style:language-complex="he" style:country-complex="IL" style:font-style-complex="normal"/>
    </style:style>
    <style:style style:name="P43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Carmelit Regular" style:font-size-complex="14pt" style:language-complex="he" style:country-complex="IL" style:font-style-complex="normal"/>
    </style:style>
    <style:style style:name="P44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felix007 Medium" style:font-size-complex="14pt" style:language-complex="he" style:country-complex="IL" style:font-style-complex="normal"/>
    </style:style>
    <style:style style:name="P45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OSP_Le-patin-helvete" style:font-size-complex="14pt" style:language-complex="he" style:country-complex="IL" style:font-style-complex="normal"/>
    </style:style>
    <style:style style:name="P46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de4f3" style:font-size-asian="14pt" style:font-style-asian="normal" style:font-name-complex="Looks Like S'pht" style:font-size-complex="14pt" style:language-complex="he" style:country-complex="IL" style:font-style-complex="normal"/>
    </style:style>
    <style:style style:name="P47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feeac" style:font-size-asian="14pt" style:font-style-asian="normal" style:font-name-complex="Mplus 1p" style:font-size-complex="14pt" style:language-complex="he" style:country-complex="IL" style:font-style-complex="normal"/>
    </style:style>
    <style:style style:name="P48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122bc2" style:font-size-asian="14pt" style:font-style-asian="normal" style:font-name-complex="Rubik" style:font-size-complex="14pt" style:language-complex="he" style:country-complex="IL" style:font-style-complex="normal"/>
    </style:style>
    <style:style style:name="P49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MigdalHaemeq" style:font-size-complex="14pt" style:language-complex="he" style:country-complex="IL" style:font-style-complex="normal"/>
    </style:style>
    <style:style style:name="P50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Tnua-Libre" style:font-size-complex="14pt" style:language-complex="he" style:country-complex="IL" style:font-style-complex="normal"/>
    </style:style>
    <style:style style:name="P51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Gladia CLM" style:font-size-complex="14pt" style:language-complex="he" style:country-complex="IL" style:font-style-complex="normal"/>
    </style:style>
    <style:style style:name="P52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Retro Perspective" style:font-size-complex="14pt" style:language-complex="he" style:country-complex="IL" style:font-style-complex="normal"/>
    </style:style>
    <style:style style:name="P53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Trashim CLM" style:font-size-complex="14pt" style:language-complex="he" style:country-complex="IL" style:font-style-complex="normal"/>
    </style:style>
    <style:style style:name="P54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10acae" style:font-size-asian="14pt" style:font-style-asian="normal" style:font-name-complex="Fredoka One" style:font-size-complex="14pt" style:language-complex="he" style:country-complex="IL" style:font-style-complex="normal"/>
    </style:style>
    <style:style style:name="P55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Gan CLM" style:font-size-complex="14pt" style:language-complex="he" style:country-complex="IL" style:font-style-complex="normal"/>
    </style:style>
    <style:style style:name="P56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Yehuda CLM" style:font-size-complex="14pt" style:language-complex="he" style:country-complex="IL" style:font-style-complex="normal"/>
    </style:style>
    <style:style style:name="P57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Anka CLM" style:font-size-complex="14pt" style:language-complex="he" style:country-complex="IL" style:font-style-complex="normal"/>
    </style:style>
    <style:style style:name="P58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fo:font-weight="bold" officeooo:rsid="003df3dc" officeooo:paragraph-rsid="000437c6" style:font-size-asian="14pt" style:font-style-asian="normal" style:font-weight-asian="bold" style:font-name-complex="Refoyl" style:font-size-complex="14pt" style:language-complex="he" style:country-complex="IL" style:font-style-complex="normal" style:font-weight-complex="bold"/>
    </style:style>
    <style:style style:name="P59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Serif" style:font-size-complex="14pt" style:language-complex="he" style:country-complex="IL"/>
    </style:style>
    <style:style style:name="P60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Sans" style:font-size-complex="14pt" style:language-complex="he" style:country-complex="IL"/>
    </style:style>
    <style:style style:name="P61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Pfennig" style:font-size-complex="14pt" style:language-complex="he" style:country-complex="IL"/>
    </style:style>
    <style:style style:name="P62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Miriam Mono CLM" style:font-size-complex="14pt" style:language-complex="he" style:country-complex="IL"/>
    </style:style>
    <style:style style:name="P63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Mono" style:font-size-complex="14pt" style:language-complex="he" style:country-complex="IL"/>
    </style:style>
    <style:style style:name="P64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de4f3" style:font-size-asian="14pt" style:font-name-complex="Carmela" style:font-size-complex="14pt" style:language-complex="he" style:country-complex="IL"/>
    </style:style>
    <style:style style:name="P65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illel CLM" style:font-size-complex="14pt" style:language-complex="he" style:country-complex="IL"/>
    </style:style>
    <style:style style:name="P66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Aharoni CLM" style:font-size-complex="14pt" style:language-complex="he" style:country-complex="IL"/>
    </style:style>
    <style:style style:name="P67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ebrew Paleo Gezer" style:font-size-complex="14pt"/>
    </style:style>
    <style:style style:name="P68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Ellinia CLM" style:font-size-complex="14pt"/>
    </style:style>
    <style:style style:name="P69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Miri" style:font-size-complex="14pt" style:language-complex="he" style:country-complex="IL"/>
    </style:style>
    <style:style style:name="P70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Ktav Yad CLM" style:font-size-complex="14pt" style:language-complex="he" style:country-complex="IL"/>
    </style:style>
    <style:style style:name="P71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italic" fo:font-weight="normal" officeooo:rsid="003df3dc" officeooo:paragraph-rsid="000437c6" style:font-size-asian="14pt" style:font-style-asian="italic" style:font-weight-asian="normal" style:font-name-complex="Ellinia CLM" style:font-size-complex="14pt" style:language-complex="he" style:country-complex="IL" style:font-style-complex="italic" style:font-weight-complex="normal"/>
    </style:style>
    <style:style style:name="P72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Siloam" style:font-size-complex="12pt"/>
    </style:style>
    <style:style style:name="P73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Proto Canaanite" style:font-size-complex="12pt"/>
    </style:style>
    <style:style style:name="P74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Phoenician Ahiram" style:font-size-complex="12pt"/>
    </style:style>
    <style:style style:name="P75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VIIBCE" style:font-size-complex="12pt"/>
    </style:style>
    <style:style style:name="P76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Early Br Rkb" style:font-size-complex="12pt"/>
    </style:style>
    <style:style style:name="P77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Imperial Yeb" style:font-size-complex="12pt"/>
    </style:style>
    <style:style style:name="P78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Mesha" style:font-size-complex="12pt"/>
    </style:style>
    <style:style style:name="P79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Gezer" style:font-size-complex="12pt"/>
    </style:style>
    <style:style style:name="P80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Lachish" style:font-size-complex="12pt"/>
    </style:style>
    <style:style style:name="P81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Samaritan" style:font-size-complex="12pt"/>
    </style:style>
    <style:style style:name="P82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16d9a2" style:font-size-asian="12pt" style:font-name-complex="Cryptic A - Haifa Uni" style:font-size-complex="12pt"/>
    </style:style>
    <style:style style:name="P83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16d9a2" style:font-size-asian="12pt" style:font-name-complex="4Q417" style:font-size-complex="12pt"/>
    </style:style>
    <style:style style:name="P84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16d9a2" style:font-size-asian="12pt" style:font-name-complex="4Q418" style:font-size-complex="12pt"/>
    </style:style>
    <style:style style:name="P85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16d9a2" style:font-size-asian="12pt" style:font-name-complex="Untitled2" style:font-size-complex="12pt"/>
    </style:style>
    <style:style style:name="P86" style:family="paragraph" style:parent-style-name="Standard">
      <style:paragraph-properties fo:text-align="end" style:justify-single-word="false" style:writing-mode="rl-tb"/>
      <style:text-properties style:font-name="Hebrew Paleo Gezer" fo:font-size="11pt" officeooo:rsid="003df3dc" officeooo:paragraph-rsid="000437c6" style:font-size-asian="11pt" style:font-name-complex="Hebrew Paleo Qumran" style:font-size-complex="11pt"/>
    </style:style>
    <style:style style:name="P87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dfb41" style:font-size-asian="24pt" style:font-style-asian="normal" style:font-name-complex="Amatica SC" style:font-size-complex="24pt" style:language-complex="he" style:country-complex="IL" style:font-style-complex="normal"/>
    </style:style>
    <style:style style:name="P88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Paskol" style:font-size-complex="24pt" style:language-complex="he" style:country-complex="IL" style:font-style-complex="normal"/>
    </style:style>
    <style:style style:name="P89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Nehama" style:font-size-complex="24pt" style:language-complex="he" style:country-complex="IL" style:font-style-complex="normal"/>
    </style:style>
    <style:style style:name="P90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Horev CLM" style:font-size-complex="24pt" style:language-complex="he" style:country-complex="IL" style:font-style-complex="normal"/>
    </style:style>
    <style:style style:name="P91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Dragon" style:font-size-complex="24pt" style:language-complex="he" style:country-complex="IL" style:font-style-complex="normal"/>
    </style:style>
    <style:style style:name="P92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Nachlaot" style:font-size-complex="24pt" style:language-complex="he" style:country-complex="IL" style:font-style-complex="normal"/>
    </style:style>
    <style:style style:name="P93" style:family="paragraph" style:parent-style-name="Standard">
      <style:paragraph-properties fo:text-align="end" style:justify-single-word="false" style:writing-mode="rl-tb"/>
      <style:text-properties style:font-name="Hebrew Paleo Gezer" fo:font-size="18pt" fo:font-style="normal" officeooo:rsid="003df3dc" officeooo:paragraph-rsid="000edaa2" style:font-size-asian="18pt" style:font-style-asian="normal" style:font-name-complex="ShArpie" style:font-size-complex="18pt" style:language-complex="he" style:country-complex="IL" style:font-style-complex="normal"/>
    </style:style>
    <style:style style:name="P94" style:family="paragraph" style:parent-style-name="Standard">
      <style:paragraph-properties fo:text-align="end" style:justify-single-word="false" style:writing-mode="rl-tb"/>
      <style:text-properties style:font-name="Hebrew Paleo Gezer" fo:font-size="18pt" fo:font-style="normal" officeooo:rsid="003df3dc" officeooo:paragraph-rsid="000437c6" style:font-size-asian="18pt" style:font-style-asian="normal" style:font-name-complex="Asakim" style:font-size-complex="18pt" style:language-complex="he" style:country-complex="IL" style:font-style-complex="normal"/>
    </style:style>
    <style:style style:name="P95" style:family="paragraph" style:parent-style-name="Standard">
      <style:paragraph-properties fo:text-align="end" style:justify-single-word="false" style:writing-mode="rl-tb"/>
      <style:text-properties style:font-name="Hebrew Paleo Gezer" fo:font-size="18pt" fo:font-style="normal" officeooo:rsid="003df3dc" officeooo:paragraph-rsid="000437c6" style:font-size-asian="18pt" style:font-style-asian="normal" style:font-name-complex="Comix No2 CLM" style:font-size-complex="18pt" style:language-complex="he" style:country-complex="IL" style:font-style-complex="normal"/>
    </style:style>
    <style:style style:name="P96" style:family="paragraph" style:parent-style-name="Standard">
      <style:paragraph-properties fo:text-align="end" style:justify-single-word="false" style:writing-mode="rl-tb"/>
      <style:text-properties style:font-name="Hebrew Paleo Gezer" fo:font-size="18pt" officeooo:rsid="003df3dc" officeooo:paragraph-rsid="0016d9a2" style:font-size-asian="18pt" style:font-name-complex="Typeface" style:font-size-complex="18pt"/>
    </style:style>
    <style:style style:name="P97" style:family="paragraph" style:parent-style-name="Standard">
      <style:paragraph-properties fo:text-align="end" style:justify-single-word="false" style:writing-mode="rl-tb"/>
      <style:text-properties style:font-name="Hebrew Paleo Gezer" fo:font-size="18pt" officeooo:rsid="003df3dc" officeooo:paragraph-rsid="0016d9a2" style:font-size-asian="18pt" style:font-name-complex="4Q416" style:font-size-complex="18pt"/>
    </style:style>
    <style:style style:name="P98" style:family="paragraph" style:parent-style-name="Standard">
      <style:paragraph-properties fo:text-align="end" style:justify-single-word="false" style:writing-mode="rl-tb"/>
      <style:text-properties style:font-name="Hebrew Paleo Gezer" fo:font-size="10pt" officeooo:rsid="003df3dc" officeooo:paragraph-rsid="0016d9a2" style:font-size-asian="10pt" style:font-name-complex="TwoQ5" style:font-size-complex="10pt"/>
    </style:style>
    <style:style style:name="P99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a4e7e" style:font-size-asian="14pt" style:font-name-complex="Shmulik CLM" style:font-size-complex="14pt"/>
    </style:style>
    <style:style style:name="P100" style:family="paragraph" style:parent-style-name="Standard">
      <style:paragraph-properties fo:text-align="end" style:justify-single-word="false" style:writing-mode="rl-tb"/>
      <style:text-properties style:font-name="Shmulik CLM" fo:font-size="24pt" officeooo:paragraph-rsid="000a4e7e" style:font-size-asian="24pt" style:font-name-complex="Shmulik CLM" style:font-size-complex="24pt"/>
    </style:style>
    <style:style style:name="P101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19419e" style:font-size-asian="14pt" style:font-name-complex="Nesher Katon" style:font-size-complex="14pt"/>
    </style:style>
    <style:style style:name="P102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19419e" style:font-size-asian="14pt" style:font-name-complex="Nesher Gadol" style:font-size-complex="14pt"/>
    </style:style>
    <style:style style:name="P103" style:family="paragraph" style:parent-style-name="Standard">
      <style:paragraph-properties fo:text-align="end" style:justify-single-word="false" style:writing-mode="rl-tb"/>
      <style:text-properties style:font-name="Hebrew Paleo Gezer" fo:font-size="20pt" fo:font-style="normal" officeooo:rsid="003df3dc" officeooo:paragraph-rsid="0019419e" style:font-size-asian="20pt" style:font-style-asian="normal" style:font-name-complex="Solitreo" style:font-size-complex="20pt" style:language-complex="he" style:country-complex="IL" style:font-style-complex="normal"/>
    </style:style>
    <style:style style:name="P104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Hebrew Paleo Gezer" style:font-size-complex="10pt"/>
    </style:style>
    <style:style style:name="P105" style:family="paragraph" style:parent-style-name="Standard">
      <style:paragraph-properties fo:text-align="start" style:justify-single-word="false"/>
      <style:text-properties style:font-name="Open Sans" fo:font-size="10pt" officeooo:rsid="0019419e" officeooo:paragraph-rsid="0019419e" style:font-size-asian="10pt" style:font-name-complex="Hebrew Paleo Gezer" style:font-size-complex="10pt"/>
    </style:style>
    <style:style style:name="P106" style:family="paragraph" style:parent-style-name="Standard">
      <style:paragraph-properties fo:text-align="start" style:justify-single-word="false" style:writing-mode="lr-tb"/>
      <style:text-properties style:font-name="FreeSans" fo:font-size="9pt" officeooo:rsid="000437c6" officeooo:paragraph-rsid="000437c6" style:font-size-asian="9pt" style:font-name-complex="Hebrew Paleo Qumran" style:font-size-complex="9pt"/>
    </style:style>
    <style:style style:name="T1" style:family="text">
      <style:text-properties fo:font-size="12pt" officeooo:rsid="001bff44" fo:background-color="transparent" loext:char-shading-value="0" style:font-size-asian="12pt" style:font-name-complex="Nachlieli CLM" style:font-size-complex="12pt"/>
    </style:style>
    <style:style style:name="T2" style:family="text">
      <style:text-properties fo:font-style="normal" officeooo:rsid="003df3dc" style:font-style-asian="normal" style:font-style-complex="normal"/>
    </style:style>
    <style:style style:name="T3" style:family="text">
      <style:text-properties fo:font-style="normal" officeooo:rsid="003df3dc" style:font-style-asian="normal" style:font-name-complex="Ozrad CLM" style:language-complex="he" style:country-complex="IL" style:font-style-complex="normal"/>
    </style:style>
    <style:style style:name="T4" style:family="text">
      <style:text-properties officeooo:rsid="003df3dc"/>
    </style:style>
    <style:style style:name="T5" style:family="text">
      <style:text-properties style:font-name-complex="Hebrew SoferStam Ashkenaz" style:language-complex="he" style:country-complex="IL"/>
    </style:style>
    <style:style style:name="T6" style:family="text">
      <style:text-properties style:font-name-complex="Journal CLM" style:language-complex="he" style:country-complex="IL"/>
    </style:style>
    <style:style style:name="T7" style:family="text">
      <style:text-properties officeooo:rsid="00017e83" fo:background-color="transparent" loext:char-shading-value="0"/>
    </style:style>
    <style:style style:name="T8" style:family="text">
      <style:text-properties officeooo:rsid="001bff44" fo:background-color="transparent" loext:char-shading-value="0"/>
    </style:style>
    <style:style style:name="T9" style:family="text">
      <style:text-properties officeooo:rsid="000437c6" fo:background-color="transparent" loext:char-shading-value="0"/>
    </style:style>
    <style:style style:name="T10" style:family="text">
      <style:text-properties officeooo:rsid="001ecdc3"/>
    </style:style>
    <style:style style:name="T11" style:family="text">
      <style:text-properties style:font-name-complex="Hebrew Paleo Qumran"/>
    </style:style>
    <style:style style:name="T12" style:family="text">
      <style:text-properties officeooo:rsid="00054c21" style:font-name-complex="Hebrew Paleo Qumran"/>
    </style:style>
    <style:style style:name="T13" style:family="text">
      <style:text-properties style:font-name="Hebrew Paleo Gezer" fo:font-style="normal" officeooo:rsid="003df3dc" style:font-style-asian="normal" style:font-name-complex="Noot" style:language-complex="he" style:country-complex="IL" style:font-style-complex="normal"/>
    </style:style>
    <style:style style:name="T14" style:family="text">
      <style:text-properties style:font-name="Hebrew Paleo Gezer" fo:font-style="normal" officeooo:rsid="003df3dc" style:font-style-asian="normal" style:font-name-complex="PtilNarrow" style:language-complex="he" style:country-complex="IL" style:font-style-complex="normal"/>
    </style:style>
    <style:style style:name="T15" style:family="text">
      <style:text-properties style:font-name="Hebrew Paleo Gezer" fo:font-style="normal" officeooo:rsid="003df3dc" style:font-style-asian="normal" style:font-name-complex="PtilWide" style:language-complex="he" style:country-complex="IL" style:font-style-complex="normal"/>
    </style:style>
    <style:style style:name="T16" style:family="text">
      <style:text-properties officeooo:rsid="0007de4e"/>
    </style:style>
    <style:style style:name="T17" style:family="text">
      <style:text-properties officeooo:rsid="00126f85"/>
    </style:style>
    <style:style style:name="T18" style:family="text">
      <style:text-properties officeooo:rsid="0013f129"/>
    </style:style>
    <style:style style:name="T19" style:family="text">
      <style:text-properties officeooo:rsid="00090610" style:font-name-complex="Keter Aram Tsova" style:language-complex="he" style:country-complex="IL"/>
    </style:style>
    <style:style style:name="T20" style:family="text">
      <style:text-properties officeooo:rsid="00126f85" style:font-name-complex="Keter Aram Tsova" style:language-complex="he" style:country-complex="IL"/>
    </style:style>
    <style:style style:name="T21" style:family="text">
      <style:text-properties officeooo:rsid="0013f129" style:font-name-complex="Keter Aram Tsova" style:language-complex="he" style:country-complex="IL"/>
    </style:style>
    <style:style style:name="T22" style:family="text">
      <style:text-properties officeooo:rsid="00090610"/>
    </style:style>
    <style:style style:name="T23" style:family="text">
      <style:text-properties fo:font-size="18pt" fo:font-style="normal" officeooo:rsid="003df3dc" style:font-size-asian="18pt" style:font-style-asian="normal" style:font-name-complex="Journal CLM" style:font-size-complex="18pt" style:language-complex="he" style:country-complex="IL" style:font-style-complex="normal"/>
    </style:style>
    <style:style style:name="T24" style:family="text">
      <style:text-properties fo:font-size="18pt" fo:font-style="normal" officeooo:rsid="003df3dc" style:font-size-asian="18pt" style:font-style-asian="normal" style:font-size-complex="18pt" style:font-style-complex="normal"/>
    </style:style>
    <style:style style:name="T25" style:family="text">
      <style:text-properties officeooo:rsid="001596bc"/>
    </style:style>
    <style:style style:name="T26" style:family="text">
      <style:text-properties fo:background-color="#ffff00" loext:char-shading-value="0"/>
    </style:style>
    <style:style style:name="T27" style:family="text">
      <style:text-properties officeooo:rsid="001748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6"><text:span text:style-name="T1">Fonts </text:span><text:span text:style-name="T7">not</text:span><text:span text:style-name="T1"> supporting </text:span><text:span text:style-name="T7">Hebrew Diacritic positioning, </text:span><text:span text:style-name="T9">continued</text:span><text:span text:style-name="T8"> (</text:span><text:span text:style-name="T7">default </text:span><text:span text:style-name="T8">14pt)</text:span></text:p>
          </table:table-cell>
          <table:table-cell table:style-name="Table1.B1" office:value-type="string">
            <text:p text:style-name="P39">דג סקרן שט בים מאוכזב ולפתע מצא חברה</text:p>
          </table:table-cell>
          <table:table-cell table:style-name="Table1.B1" office:value-type="string">
            <text:p text:style-name="P1"/>
          </table:table-cell>
          <table:table-cell table:style-name="Table1.D1" office:value-type="string">
            <text:p text:style-name="P7">Drugulin CLM </text:p>
            <text:p text:style-name="P10">(Italic, 16pt)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0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9">Drugulin CLM 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1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6">Linux Biolinum/Libertine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59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6">FreeSerif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"/>
          </table:table-cell>
          <table:table-cell table:style-name="Table3.B1" office:value-type="string">
            <text:p text:style-name="P64">דג סקרן שט בים מאוכזב ולפתע מצא חברה</text:p>
          </table:table-cell>
          <table:table-cell table:style-name="Table3.B1" office:value-type="string">
            <text:p text:style-name="P1"/>
          </table:table-cell>
          <table:table-cell table:style-name="Table3.D1" office:value-type="string">
            <text:p text:style-name="P14">Carmela</text:p>
          </table:table-cell>
        </table:table-row>
        <table:table-row table:style-name="Table3.1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43">דג סקרן שט בים מאוכזב ולפתע מצא חברה</text:p>
          </table:table-cell>
          <table:table-cell table:style-name="Table3.B2" office:value-type="string">
            <text:p text:style-name="P3"/>
          </table:table-cell>
          <table:table-cell table:style-name="Table3.D2" office:value-type="string">
            <text:p text:style-name="P21">Carmelit</text:p>
          </table:table-cell>
        </table:table-row>
        <table:table-row table:style-name="Table3.1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44">דג סקרן שט בים מאוכזב ולפתע מצא חברה</text:p>
          </table:table-cell>
          <table:table-cell table:style-name="Table3.B2" office:value-type="string">
            <text:p text:style-name="P3"/>
          </table:table-cell>
          <table:table-cell table:style-name="Table3.D2" office:value-type="string">
            <text:p text:style-name="P21">Felix007</text:p>
          </table:table-cell>
        </table:table-row>
        <table:table-row table:style-name="Table3.1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60">דג סקרן שט בים מאוכזב ולפתע מצא חברה</text:p>
          </table:table-cell>
          <table:table-cell table:style-name="Table3.B2" office:value-type="string">
            <text:p text:style-name="P1"/>
          </table:table-cell>
          <table:table-cell table:style-name="Table3.D2" office:value-type="string">
            <text:p text:style-name="P6">FreeSans</text:p>
          </table:table-cell>
        </table:table-row>
        <table:table-row table:style-name="Table3.1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45">דג סקרן שט בים מאוכזב ולפתע מצא חברה</text:p>
          </table:table-cell>
          <table:table-cell table:style-name="Table3.B2" office:value-type="string">
            <text:p text:style-name="P3"/>
          </table:table-cell>
          <table:table-cell table:style-name="Table3.D2" office:value-type="string">
            <text:p text:style-name="P22">OSP_Le-Patin-Helvete</text:p>
          </table:table-cell>
        </table:table-row>
        <table:table-row table:style-name="Table3.1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47">דג סקרן שט בים מאוכזב ולפתע מצא חברה</text:p>
          </table:table-cell>
          <table:table-cell table:style-name="Table3.B2" office:value-type="string">
            <text:p text:style-name="P1"/>
          </table:table-cell>
          <table:table-cell table:style-name="Table3.D2" office:value-type="string">
            <text:p text:style-name="P15">Mplus 1p</text:p>
          </table:table-cell>
        </table:table-row>
        <table:table-row table:style-name="Table3.1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48">דג סקרן שט בים מאוכזב ולפתע מצא חברה</text:p>
          </table:table-cell>
          <table:table-cell table:style-name="Table3.B2" office:value-type="string">
            <text:p text:style-name="P1"/>
          </table:table-cell>
          <table:table-cell table:style-name="Table3.D2" office:value-type="string">
            <text:p text:style-name="P16">Rubik</text:p>
          </table:table-cell>
        </table:table-row>
        <table:table-row table:style-name="Table3.1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61">דג סקרן שט בים מאוכזב ולפתע מצא חברה</text:p>
          </table:table-cell>
          <table:table-cell table:style-name="Table3.B2" office:value-type="string">
            <text:p text:style-name="P1"/>
          </table:table-cell>
          <table:table-cell table:style-name="Table3.D2" office:value-type="string">
            <text:p text:style-name="P11">Pfennig</text:p>
          </table:table-cell>
        </table:table-row>
        <table:table-row table:style-name="Table3.1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65"><text:span text:style-name="T2">דג סקרן שט בים מאוכזב ולפתע מצא חברה</text:span> </text:p>
          </table:table-cell>
          <table:table-cell table:style-name="Table3.B2" office:value-type="string">
            <text:p text:style-name="P1"/>
          </table:table-cell>
          <table:table-cell table:style-name="Table3.D2" office:value-type="string">
            <text:p text:style-name="P6">Hillel CLM</text:p>
          </table:table-cell>
        </table:table-row>
        <table:table-row table:style-name="Table3.1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66"><text:span text:style-name="T2">דג סקרן שט בים מאוכזב ולפתע מצא חברה</text:span> </text:p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0">Aharoni CLM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62"><text:span text:style-name="T2">דג סקרן שט בים מאוכזב ולפתע מצא חברה</text:span> </text:p>
          </table:table-cell>
          <table:table-cell table:style-name="Table4.B1" office:value-type="string">
            <text:p text:style-name="P1"/>
          </table:table-cell>
          <table:table-cell table:style-name="Table4.C1" office:value-type="string">
            <text:p text:style-name="P6">Miriam Mono CLM</text:p>
          </table:table-cell>
        </table:table-row>
        <table:table-row table:style-name="Table4.1">
          <table:table-cell table:style-name="Table4.A2" office:value-type="string">
            <text:p text:style-name="P63">דג סקרן שט בים מאוכזב ולפתע מצא חברה</text:p>
          </table:table-cell>
          <table:table-cell table:style-name="Table4.B2" office:value-type="string">
            <text:p text:style-name="P1"/>
          </table:table-cell>
          <table:table-cell table:style-name="Table4.C2" office:value-type="string">
            <text:p text:style-name="P6">FreeMono</text:p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0">דג סקרן שט בים מאוכזב ולפתע מצא חברה</text:p>
          </table:table-cell>
          <table:table-cell table:style-name="Table5.B1" office:value-type="string">
            <text:p text:style-name="P1"/>
          </table:table-cell>
          <table:table-cell table:style-name="Table5.C1" office:value-type="string">
            <text:p text:style-name="P6">Tnua Libre</text:p>
          </table:table-cell>
        </table:table-row>
        <table:table-row table:style-name="Table5.1">
          <table:table-cell table:style-name="Table5.A2" office:value-type="string">
            <text:p text:style-name="P51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6">Gladia CLM</text:p>
          </table:table-cell>
        </table:table-row>
        <table:table-row table:style-name="Table5.1">
          <table:table-cell table:style-name="Table5.A2" office:value-type="string">
            <text:p text:style-name="P99"><text:span text:style-name="T13">דג סקרן שט בים מאוכזב ולפתע מצא חברה</text:span> 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23">Noot</text:p>
          </table:table-cell>
        </table:table-row>
        <table:table-row table:style-name="Table5.1">
          <table:table-cell table:style-name="Table5.A2" office:value-type="string">
            <text:p text:style-name="P49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6">Migdal HaEmeq</text:p>
          </table:table-cell>
        </table:table-row>
        <table:table-row table:style-name="Table5.1">
          <table:table-cell table:style-name="Table5.A2" office:value-type="string">
            <text:p text:style-name="P46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4">Looks Like S'pht</text:p>
          </table:table-cell>
        </table:table-row>
        <table:table-row table:style-name="Table5.1">
          <table:table-cell table:style-name="Table5.A2" office:value-type="string">
            <text:p text:style-name="P42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2">Stop Motion</text:p>
          </table:table-cell>
        </table:table-row>
        <table:table-row table:style-name="Table5.1">
          <table:table-cell table:style-name="Table5.A2" office:value-type="string">
            <text:p text:style-name="P52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6">Retro Perspective</text:p>
          </table:table-cell>
        </table:table-row>
        <table:table-row table:style-name="Table5.1">
          <table:table-cell table:style-name="Table5.A2" office:value-type="string">
            <text:p text:style-name="P53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7">Trashim CLM</text:p>
          </table:table-cell>
        </table:table-row>
        <table:table-row table:style-name="Table5.1">
          <table:table-cell table:style-name="Table5.A2" office:value-type="string">
            <text:p text:style-name="P67"><text:span text:style-name="T3">דג סקרן שט בים מאוכזב ולפתע מצא חברה</text:span><text:span text:style-name="T5"> </text:span>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6">Ozrad CLM</text:p>
          </table:table-cell>
        </table:table-row>
        <table:table-row table:style-name="Table5.1">
          <table:table-cell table:style-name="Table5.A2" office:value-type="string">
            <text:p text:style-name="P54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8">Fredoka One</text:p>
          </table:table-cell>
        </table:table-row>
        <table:table-row table:style-name="Table5.1">
          <table:table-cell table:style-name="Table5.A2" office:value-type="string">
            <text:p text:style-name="P55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6">Gan CLM</text:p>
          </table:table-cell>
        </table:table-row>
        <table:table-row table:style-name="Table5.1">
          <table:table-cell table:style-name="Table5.A2" office:value-type="string">
            <text:p text:style-name="P90">דג סקרן שט בים מאוכזב ולפתע מצא חברה</text:p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0">Horev CLM <text:span text:style-name="T4">(24pt)</text:span></text:p>
          </table:table-cell>
        </table:table-row>
        <text:soft-page-break/>
        <table:table-row table:style-name="Table5.1">
          <table:table-cell table:style-name="Table5.A2" office:value-type="string">
            <text:p text:style-name="P68"><text:span text:style-name="T24">דג סקרן שט בים מאוכזב ולפתע מצא חברה</text:span> 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8">Ellinia CLM <text:span text:style-name="T25">(18 pt)</text:span></text:p>
          </table:table-cell>
        </table:table-row>
        <table:table-row table:style-name="Table5.1">
          <table:table-cell table:style-name="Table5.A2" office:value-type="string">
            <text:p text:style-name="P94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6">Asakim <text:span text:style-name="T25">(18 pt)</text:span></text:p>
          </table:table-cell>
        </table:table-row>
        <table:table-row table:style-name="Table5.1">
          <table:table-cell table:style-name="Table5.A2" office:value-type="string">
            <text:p text:style-name="P89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8">Nehama <text:span text:style-name="T25">(24 pt)</text:span></text:p>
          </table:table-cell>
        </table:table-row>
        <table:table-row table:style-name="Table5.1">
          <table:table-cell table:style-name="Table5.A2" office:value-type="string">
            <text:p text:style-name="P88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6">Paskol <text:span text:style-name="T25">(24 pt)</text:span>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p text:style-name="P95">דג סקרן שט בים מאוכזב ולפתע מצא חברה</text:p>
          </table:table-cell>
          <table:covered-table-cell/>
          <table:table-cell table:style-name="Table7.C1" office:value-type="string">
            <text:p text:style-name="P1"/>
          </table:table-cell>
          <table:table-cell table:style-name="Table7.D1" office:value-type="string">
            <text:p text:style-name="P6">Comix No2 CLM <text:span text:style-name="T18">(18pt)</text:span></text:p>
          </table:table-cell>
        </table:table-row>
        <table:table-row table:style-name="Table7.1">
          <table:table-cell table:style-name="Table7.A2" table:number-columns-spanned="2" office:value-type="string">
            <text:p text:style-name="P91">דג סקרן שט בים מאוכזב ולפתע מצא חברה</text:p>
          </table:table-cell>
          <table:covered-table-cell/>
          <table:table-cell table:style-name="Table7.C2" office:value-type="string">
            <text:p text:style-name="P1"/>
          </table:table-cell>
          <table:table-cell table:style-name="Table7.D2" office:value-type="string">
            <text:p text:style-name="P6">Dragon <text:span text:style-name="T4">(24 pt)</text:span></text:p>
          </table:table-cell>
        </table:table-row>
        <table:table-row table:style-name="Table7.1">
          <table:table-cell table:style-name="Table7.A2" table:number-columns-spanned="2" office:value-type="string">
            <text:p text:style-name="P69">דג סקרן שט בים מאוכזב ולפתע מצא חברה</text:p>
          </table:table-cell>
          <table:covered-table-cell/>
          <table:table-cell table:style-name="Table7.C2" office:value-type="string">
            <text:p text:style-name="P1"/>
          </table:table-cell>
          <table:table-cell table:style-name="Table7.D2" office:value-type="string">
            <text:p text:style-name="P6">Miri</text:p>
          </table:table-cell>
        </table:table-row>
        <table:table-row table:style-name="Table7.1">
          <table:table-cell table:style-name="Table7.A2" table:number-columns-spanned="2" office:value-type="string">
            <text:p text:style-name="P56">דג סקרן שט בים מאוכזב ולפתע מצא חברה</text:p>
          </table:table-cell>
          <table:covered-table-cell/>
          <table:table-cell table:style-name="Table7.C2" office:value-type="string">
            <text:p text:style-name="P1"/>
          </table:table-cell>
          <table:table-cell table:style-name="Table7.D2" office:value-type="string">
            <text:p text:style-name="P6">Yehuda CLM</text:p>
          </table:table-cell>
        </table:table-row>
        <table:table-row table:style-name="Table7.1">
          <table:table-cell table:style-name="Table7.A2" table:number-columns-spanned="2" office:value-type="string">
            <text:p text:style-name="P99"><text:span text:style-name="T15">דג סקרן שט בים מאוכזב ולפתע מצא חברה</text:span> </text:p>
          </table:table-cell>
          <table:covered-table-cell/>
          <table:table-cell table:style-name="Table7.C2" office:value-type="string">
            <text:p text:style-name="P3"/>
          </table:table-cell>
          <table:table-cell table:style-name="Table7.D2" office:value-type="string">
            <text:p text:style-name="P23">Ptil <text:span text:style-name="T16">Wide</text:span></text:p>
          </table:table-cell>
        </table:table-row>
        <table:table-row table:style-name="Table7.1">
          <table:table-cell table:style-name="Table7.A2" table:number-columns-spanned="2" office:value-type="string">
            <text:p text:style-name="P93">דג סקרן שט בים מאוכזב ולפתע מצא חברה</text:p>
          </table:table-cell>
          <table:covered-table-cell/>
          <table:table-cell table:style-name="Table7.C2" office:value-type="string">
            <text:p text:style-name="P3"/>
          </table:table-cell>
          <table:table-cell table:style-name="Table7.D2" office:value-type="string">
            <text:p text:style-name="P25">ShArpie <text:span text:style-name="T22"><text:s/>(18 pt)</text:span></text:p>
          </table:table-cell>
        </table:table-row>
        <table:table-row table:style-name="Table7.1">
          <table:table-cell table:style-name="Table7.A2" table:number-columns-spanned="2" office:value-type="string">
            <text:p text:style-name="P67"><text:span text:style-name="T23">דג סקרן שט בים מאוכזב ולפתע מצא חברה</text:span><text:span text:style-name="T6"> </text:span></text:p>
          </table:table-cell>
          <table:covered-table-cell/>
          <table:table-cell table:style-name="Table7.C2" office:value-type="string">
            <text:p text:style-name="P1"/>
          </table:table-cell>
          <table:table-cell table:style-name="Table7.D2" office:value-type="string">
            <text:p text:style-name="P7">Journal CLM<text:span text:style-name="T19"> </text:span><text:span text:style-name="T20">(</text:span><text:span text:style-name="T21">18</text:span><text:span text:style-name="T20"> pt)</text:span></text:p>
          </table:table-cell>
        </table:table-row>
        <table:table-row table:style-name="Table7.1">
          <table:table-cell table:style-name="Table7.A2" office:value-type="string">
            <text:p text:style-name="P4"/>
          </table:table-cell>
          <table:table-cell table:style-name="Table7.C2" office:value-type="string">
            <text:p text:style-name="P100"><text:span text:style-name="T14">דג סקרן שט בים מאוכזב ולפתע מצא חברה</text:span> </text:p>
          </table:table-cell>
          <table:table-cell table:style-name="Table7.C2" office:value-type="string">
            <text:p text:style-name="P3"/>
          </table:table-cell>
          <table:table-cell table:style-name="Table7.D2" office:value-type="string">
            <text:p text:style-name="P23">Ptil Narrow <text:span text:style-name="T17">(24 pt)</text:span></text:p>
          </table:table-cell>
        </table:table-row>
        <table:table-row table:style-name="Table7.1">
          <table:table-cell table:style-name="Table7.A2" office:value-type="string">
            <text:p text:style-name="P4"/>
          </table:table-cell>
          <table:table-cell table:style-name="Table7.C2" office:value-type="string">
            <text:p text:style-name="P87">דג סקרן שט בים מאוכזב ולפתע מצא חברה</text:p>
          </table:table-cell>
          <table:table-cell table:style-name="Table7.C2" office:value-type="string">
            <text:p text:style-name="P3"/>
          </table:table-cell>
          <table:table-cell table:style-name="Table7.D2" office:value-type="string">
            <text:p text:style-name="P24">Amatica SC <text:span text:style-name="T17">(24 pt)</text:span></text:p>
          </table:table-cell>
        </table:table-row>
      </table:table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92">דג סקרן שט בים מאוכזב ולפתע מצא חברה</text:p>
          </table:table-cell>
          <table:table-cell table:style-name="Table6.B1" office:value-type="string">
            <text:p text:style-name="P1"/>
          </table:table-cell>
          <table:table-cell table:style-name="Table6.C1" office:value-type="string">
            <text:p text:style-name="P6">Nachlaot <text:span text:style-name="T18">(24 pt)</text:span></text:p>
          </table:table-cell>
        </table:table-row>
        <table:table-row table:style-name="Table6.1">
          <table:table-cell table:style-name="Table6.A2" office:value-type="string">
            <text:p text:style-name="P70">דג סקרן שט בים מאוכזב ולפתע מצא חברה</text:p>
          </table:table-cell>
          <table:table-cell table:style-name="Table6.B2" office:value-type="string">
            <text:p text:style-name="P1"/>
          </table:table-cell>
          <table:table-cell table:style-name="Table6.C2" office:value-type="string">
            <text:p text:style-name="P6">Ktav-Yad CLM</text:p>
          </table:table-cell>
        </table:table-row>
        <table:table-row table:style-name="Table6.1">
          <table:table-cell table:style-name="Table6.A2" office:value-type="string">
            <text:p text:style-name="P71">דג סקרן שט בים מאוכזב ולפתע מצא חברה</text:p>
          </table:table-cell>
          <table:table-cell table:style-name="Table6.B2" office:value-type="string">
            <text:p text:style-name="P1"/>
          </table:table-cell>
          <table:table-cell table:style-name="Table6.C2" office:value-type="string">
            <text:p text:style-name="P13">Ellinoa CLM (Italics)</text:p>
          </table:table-cell>
        </table:table-row>
        <table:table-row table:style-name="Table6.1">
          <table:table-cell table:style-name="Table6.A2" office:value-type="string">
            <text:p text:style-name="P58">דג סקרן שט בים מאוכזב ולפתע מצא חברה</text:p>
          </table:table-cell>
          <table:table-cell table:style-name="Table6.B2" office:value-type="string">
            <text:p text:style-name="P1"/>
          </table:table-cell>
          <table:table-cell table:style-name="Table6.C2" office:value-type="string">
            <text:p text:style-name="P6">Refoyl </text:p>
          </table:table-cell>
        </table:table-row>
        <table:table-row table:style-name="Table6.1">
          <table:table-cell table:style-name="Table6.A2" office:value-type="string">
            <text:p text:style-name="P57">דג סקרן שט בים מאוכזב ולפתע מצא חברה</text:p>
          </table:table-cell>
          <table:table-cell table:style-name="Table6.B2" office:value-type="string">
            <text:p text:style-name="P1"/>
          </table:table-cell>
          <table:table-cell table:style-name="Table6.C2" office:value-type="string">
            <text:p text:style-name="P6">Anka CLM</text:p>
          </table:table-cell>
        </table:table-row>
        <table:table-row table:style-name="Table6.1">
          <table:table-cell table:style-name="Table6.A2" office:value-type="string">
            <text:p text:style-name="P103">דג סקרן שט בים מאוכזב ולפתע מצא חברה</text:p>
          </table:table-cell>
          <table:table-cell table:style-name="Table6.B2" office:value-type="string">
            <text:p text:style-name="P1"/>
          </table:table-cell>
          <table:table-cell table:style-name="Table6.C2" office:value-type="string">
            <text:p text:style-name="P105">Solitreo (18 pt)</text:p>
          </table:table-cell>
        </table:table-row>
      </table:table>
      <text:p text:style-name="P5"/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0">Samaritan </text:p>
            <text:p text:style-name="P29"><text:span text:style-name="T11">and ancient </text:span><text:span text:style-name="T12">Semitic</text:span><text:span text:style-name="T11"> scripts</text:span></text:p>
          </table:table-cell>
          <table:table-cell table:style-name="Table2.B1" office:value-type="string">
            <text:p text:style-name="P81">שפן אכל קצת גזר בטעם חסה ודי</text:p>
          </table:table-cell>
          <table:table-cell table:style-name="Table2.B1" office:value-type="string">
            <text:p text:style-name="P1"/>
          </table:table-cell>
          <table:table-cell table:style-name="Table2.D1" office:value-type="string">
            <text:p text:style-name="P6">Hebrew Square Samaritan</text:p>
          </table:table-cell>
        </table:table-row>
        <table:table-row table:style-name="Table2.1">
          <table:table-cell table:style-name="Table2.A2" office:value-type="string">
            <text:p text:style-name="P31"/>
          </table:table-cell>
          <table:table-cell table:style-name="Table2.B2" office:value-type="string">
            <text:p text:style-name="P82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9">Cryptic A</text:p>
          </table:table-cell>
        </table:table-row>
        <table:table-row table:style-name="Table2.1">
          <table:table-cell table:style-name="Table2.A2" office:value-type="string">
            <text:p text:style-name="P31"/>
          </table:table-cell>
          <table:table-cell table:style-name="Table2.B2" office:value-type="string">
            <text:p text:style-name="P97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9">4Q416 <text:span text:style-name="T27">(18pt)</text:span></text:p>
          </table:table-cell>
        </table:table-row>
        <table:table-row table:style-name="Table2.1">
          <table:table-cell table:style-name="Table2.A2" office:value-type="string">
            <text:p text:style-name="P31"/>
          </table:table-cell>
          <table:table-cell table:style-name="Table2.B2" office:value-type="string">
            <text:p text:style-name="P83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9">4Q417</text:p>
          </table:table-cell>
        </table:table-row>
        <table:table-row table:style-name="Table2.1">
          <table:table-cell table:style-name="Table2.A2" office:value-type="string">
            <text:p text:style-name="P31"/>
          </table:table-cell>
          <table:table-cell table:style-name="Table2.B2" office:value-type="string">
            <text:p text:style-name="P84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9">4Q418</text:p>
          </table:table-cell>
        </table:table-row>
        <table:table-row table:style-name="Table2.1">
          <table:table-cell table:style-name="Table2.A2" office:value-type="string">
            <text:p text:style-name="P31"/>
          </table:table-cell>
          <table:table-cell table:style-name="Table2.B2" office:value-type="string">
            <text:p text:style-name="P96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9">4Q503 (Typeface, 18pt)</text:p>
          </table:table-cell>
        </table:table-row>
        <table:table-row table:style-name="Table2.1">
          <table:table-cell table:style-name="Table2.A2" office:value-type="string">
            <text:p text:style-name="P31"/>
          </table:table-cell>
          <table:table-cell table:style-name="Table2.B2" office:value-type="string">
            <text:p text:style-name="P102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05">Nesher Gadol</text:p>
          </table:table-cell>
        </table:table-row>
        <table:table-row table:style-name="Table2.1">
          <table:table-cell table:style-name="Table2.A2" office:value-type="string">
            <text:p text:style-name="P31"/>
          </table:table-cell>
          <table:table-cell table:style-name="Table2.B2" office:value-type="string">
            <text:p text:style-name="P101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05">Nesher Katon</text:p>
          </table:table-cell>
        </table:table-row>
        <table:table-row table:style-name="Table2.1">
          <table:table-cell table:style-name="Table2.A2" office:value-type="string">
            <text:p text:style-name="P31"/>
          </table:table-cell>
          <table:table-cell table:style-name="Table2.B2" office:value-type="string">
            <text:p text:style-name="P98">שפן אכל <text:span text:style-name="T26">קצ</text:span>ת גזר בטעם <text:span text:style-name="T26">ח</text:span>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9">2Q5 (TwoQ5)</text:p>
          </table:table-cell>
        </table:table-row>
        <table:table-row table:style-name="Table2.1">
          <table:table-cell table:style-name="Table2.A2" office:value-type="string">
            <text:p text:style-name="P31"/>
          </table:table-cell>
          <table:table-cell table:style-name="Table2.B2" office:value-type="string">
            <text:p text:style-name="P85">שפן אכל קצת גזר ב<text:span text:style-name="T26">טעם</text:span>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9">4Q101 (Untitled2)</text:p>
          </table:table-cell>
        </table:table-row>
        <table:table-row table:style-name="Table2.1">
          <table:table-cell table:style-name="Table2.A2" office:value-type="string">
            <text:p text:style-name="P31"/>
          </table:table-cell>
          <table:table-cell table:style-name="Table2.B2" office:value-type="string">
            <text:p text:style-name="P86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Hebrew Paleo Qumran <text:s/><text:span text:style-name="T10">(11pt)</text:span></text:p>
          </table:table-cell>
        </table:table-row>
        <table:table-row table:style-name="Table2.1">
          <table:table-cell table:style-name="Table2.A2" office:value-type="string">
            <text:p text:style-name="P27"/>
          </table:table-cell>
          <table:table-cell table:style-name="Table2.B2" office:value-type="string">
            <text:p text:style-name="P72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Hebrew Paleo Siloam </text:p>
          </table:table-cell>
        </table:table-row>
        <table:table-row table:style-name="Table2.1">
          <table:table-cell table:style-name="Table2.A2" office:value-type="string">
            <text:p text:style-name="P32"/>
          </table:table-cell>
          <table:table-cell table:style-name="Table2.B2" office:value-type="string">
            <text:p text:style-name="P80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Hebrew Paleo Lakhish</text:p>
          </table:table-cell>
        </table:table-row>
        <table:table-row table:style-name="Table2.1">
          <table:table-cell table:style-name="Table2.A2" office:value-type="string">
            <text:p text:style-name="P33"/>
          </table:table-cell>
          <table:table-cell table:style-name="Table2.B2" office:value-type="string">
            <text:p text:style-name="P79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Hebrew Paleo Gezer </text:p>
          </table:table-cell>
        </table:table-row>
        <table:table-row table:style-name="Table2.1">
          <table:table-cell table:style-name="Table2.A2" office:value-type="string">
            <text:p text:style-name="P34"/>
          </table:table-cell>
          <table:table-cell table:style-name="Table2.B2" office:value-type="string">
            <text:p text:style-name="P78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Hebrew Paleo Mesha</text:p>
          </table:table-cell>
        </table:table-row>
        <table:table-row table:style-name="Table2.1">
          <table:table-cell table:style-name="Table2.A2" office:value-type="string">
            <text:p text:style-name="P35"/>
          </table:table-cell>
          <table:table-cell table:style-name="Table2.B2" office:value-type="string">
            <text:p text:style-name="P77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Aramaic Imperial Yeb </text:p>
          </table:table-cell>
        </table:table-row>
        <table:table-row table:style-name="Table2.1">
          <table:table-cell table:style-name="Table2.A2" office:value-type="string">
            <text:p text:style-name="P36"/>
          </table:table-cell>
          <table:table-cell table:style-name="Table2.B2" office:value-type="string">
            <text:p text:style-name="P76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Aramaic Early Bar-Raqib</text:p>
          </table:table-cell>
        </table:table-row>
        <table:table-row table:style-name="Table2.1">
          <table:table-cell table:style-name="Table2.A2" office:value-type="string">
            <text:p text:style-name="P37"/>
          </table:table-cell>
          <table:table-cell table:style-name="Table2.B2" office:value-type="string">
            <text:p text:style-name="P75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Aramaic VIIBCE </text:p>
          </table:table-cell>
        </table:table-row>
        <table:table-row table:style-name="Table2.1">
          <table:table-cell table:style-name="Table2.A2" office:value-type="string">
            <text:p text:style-name="P38"/>
          </table:table-cell>
          <table:table-cell table:style-name="Table2.B2" office:value-type="string">
            <text:p text:style-name="P74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Phoenician Ahiram</text:p>
          </table:table-cell>
        </table:table-row>
        <table:table-row table:style-name="Table2.1">
          <table:table-cell table:style-name="Table2.A2" office:value-type="string">
            <text:p text:style-name="P28"/>
          </table:table-cell>
          <table:table-cell table:style-name="Table2.B2" office:value-type="string">
            <text:p text:style-name="P73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Proto Canaanite <text:span text:style-name="T10">12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4Q416" svg:font-family="4Q416" style:font-pitch="variable"/>
    <style:font-face style:name="4Q417" svg:font-family="4Q417" style:font-pitch="variable"/>
    <style:font-face style:name="4Q418" svg:font-family="4Q418" style:font-pitch="variable"/>
    <style:font-face style:name="Aharoni CLM" svg:font-family="'Aharoni CLM'" style:font-pitch="variable"/>
    <style:font-face style:name="Amatica SC" svg:font-family="'Amatica SC'" style:font-pitch="variable"/>
    <style:font-face style:name="Anka CLM" svg:font-family="'Anka CLM'" style:font-family-generic="modern" style:font-pitch="variable"/>
    <style:font-face style:name="Aramaic Early Br Rkb" svg:font-family="'Aramaic Early Br Rkb'" style:font-pitch="variable"/>
    <style:font-face style:name="Aramaic Imperial Yeb" svg:font-family="'Aramaic Imperial Yeb'" style:font-pitch="variable"/>
    <style:font-face style:name="Aramaic VIIBCE" svg:font-family="'Aramaic VIIBCE'" style:font-pitch="variable"/>
    <style:font-face style:name="Asakim" svg:font-family="Asakim" style:font-pitch="variable"/>
    <style:font-face style:name="Calibri" svg:font-family="Calibri" style:font-family-generic="swiss"/>
    <style:font-face style:name="Carmela" svg:font-family="Carmela" style:font-pitch="variable"/>
    <style:font-face style:name="Carmelit Regular" svg:font-family="'Carmelit Regular'" style:font-pitch="variable"/>
    <style:font-face style:name="Comix No2 CLM" svg:font-family="'Comix No2 CLM'" style:font-pitch="variable"/>
    <style:font-face style:name="Cryptic A - Haifa Uni" svg:font-family="'Cryptic A - Haifa Uni'" style:font-pitch="variable"/>
    <style:font-face style:name="Dragon" svg:font-family="Dragon" style:font-pitch="variable"/>
    <style:font-face style:name="Drugulin CLM" svg:font-family="'Drugulin CLM'" style:font-pitch="variable"/>
    <style:font-face style:name="Ellinia CLM" svg:font-family="'Ellinia CLM'" style:font-pitch="variable"/>
    <style:font-face style:name="Fredoka One" svg:font-family="'Fredoka One'" style:font-family-generic="modern" style:font-pitch="variable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erif" svg:font-family="FreeSerif" style:font-family-generic="roman" style:font-pitch="variable"/>
    <style:font-face style:name="Gan CLM" svg:font-family="'Gan CLM'" style:font-pitch="variable"/>
    <style:font-face style:name="Gentium Basic" svg:font-family="'Gentium Basic'" style:font-pitch="variable"/>
    <style:font-face style:name="Gladia CLM" svg:font-family="'Gladia CLM'" style:font-pitch="variable"/>
    <style:font-face style:name="Hebrew Paleo Gezer" svg:font-family="'Hebrew Paleo Gezer'" style:font-pitch="variable"/>
    <style:font-face style:name="Hebrew Paleo Lachish" svg:font-family="'Hebrew Paleo Lachish'" style:font-pitch="variable"/>
    <style:font-face style:name="Hebrew Paleo Mesha" svg:font-family="'Hebrew Paleo Mesha'" style:font-pitch="variable"/>
    <style:font-face style:name="Hebrew Paleo Qumran" svg:font-family="'Hebrew Paleo Qumran'" style:font-pitch="variable"/>
    <style:font-face style:name="Hebrew Paleo Siloam" svg:font-family="'Hebrew Paleo Siloam'" style:font-pitch="variable"/>
    <style:font-face style:name="Hebrew Samaritan" svg:font-family="'Hebrew Samaritan'" style:font-pitch="variable"/>
    <style:font-face style:name="Hebrew SoferStam Ashkenaz" svg:font-family="'Hebrew SoferStam Ashkenaz'" style:font-pitch="variable"/>
    <style:font-face style:name="Hillel CLM" svg:font-family="'Hillel CLM'" style:font-family-generic="modern" style:font-pitch="variable"/>
    <style:font-face style:name="Horev CLM" svg:font-family="'Horev CLM'"/>
    <style:font-face style:name="Journal CLM" svg:font-family="'Journal CLM'" style:font-family-generic="modern" style:font-pitch="variable"/>
    <style:font-face style:name="Keter Aram Tsova" svg:font-family="'Keter Aram Tsova'" style:font-pitch="variable"/>
    <style:font-face style:name="Ktav Yad CLM" svg:font-family="'Ktav Yad CLM'" style:font-pitch="variable"/>
    <style:font-face style:name="Liberation Sans" svg:font-family="'Liberation Sans'" style:font-family-generic="swiss" style:font-pitch="variable"/>
    <style:font-face style:name="Linux Biolinum G" svg:font-family="'Linux Biolinum G'" style:font-pitch="variable"/>
    <style:font-face style:name="Looks Like S'pht" svg:font-family="'Looks Like S'pht'" style:font-pitch="variable"/>
    <style:font-face style:name="Microsoft YaHei" svg:font-family="'Microsoft YaHei'" style:font-family-generic="system" style:font-pitch="variable"/>
    <style:font-face style:name="MigdalHaemeq" svg:font-family="MigdalHaemeq" style:font-pitch="variable"/>
    <style:font-face style:name="Miri" svg:font-family="Miri" style:font-pitch="variable"/>
    <style:font-face style:name="Miriam Mono CLM" svg:font-family="'Miriam Mono CLM'" style:font-pitch="variable"/>
    <style:font-face style:name="Mplus 1p" svg:font-family="'Mplus 1p'" style:font-family-generic="swiss" style:font-pitch="variable"/>
    <style:font-face style:name="Nachlaot" svg:font-family="Nachlaot" style:font-pitch="variable"/>
    <style:font-face style:name="Nachlieli CLM" svg:font-family="'Nachlieli CLM'" style:font-pitch="variable"/>
    <style:font-face style:name="Nehama" svg:font-family="Nehama" style:font-pitch="variable"/>
    <style:font-face style:name="Nesher Gadol" svg:font-family="'Nesher Gadol'" style:font-pitch="variable"/>
    <style:font-face style:name="Nesher Katon" svg:font-family="'Nesher Katon'" style:font-pitch="variable"/>
    <style:font-face style:name="Noot" svg:font-family="Noot" style:font-family-generic="modern" style:font-pitch="variable"/>
    <style:font-face style:name="OSP_Le-patin-helvete" svg:font-family="OSP_Le-patin-helvete" style:font-family-generic="swiss" style:font-pitch="variable"/>
    <style:font-face style:name="Open Sans" svg:font-family="'Open Sans'" style:font-family-generic="swiss" style:font-pitch="variable"/>
    <style:font-face style:name="Ozrad CLM" svg:font-family="'Ozrad CLM'" style:font-pitch="variable"/>
    <style:font-face style:name="Paskol" svg:font-family="Paskol" style:font-pitch="variable"/>
    <style:font-face style:name="Pfennig" svg:font-family="Pfennig" style:font-pitch="variable"/>
    <style:font-face style:name="Phoenician Ahiram" svg:font-family="'Phoenician Ahiram'" style:font-pitch="variable"/>
    <style:font-face style:name="Proto Canaanite" svg:font-family="'Proto Canaanite'" style:font-pitch="variable"/>
    <style:font-face style:name="PtilNarrow" svg:font-family="PtilNarrow" style:font-pitch="variable"/>
    <style:font-face style:name="PtilWide" svg:font-family="PtilWide" style:font-pitch="variable"/>
    <style:font-face style:name="Refoyl" svg:font-family="Refoyl" style:font-pitch="variable"/>
    <style:font-face style:name="Retro Perspective" svg:font-family="'Retro Perspective'" style:font-pitch="variable"/>
    <style:font-face style:name="Rubik" svg:font-family="Rubik" style:font-pitch="variable"/>
    <style:font-face style:name="ShArpie" svg:font-family="ShArpie" style:font-pitch="variable"/>
    <style:font-face style:name="Shmulik CLM" svg:font-family="'Shmulik CLM'" style:font-pitch="variable"/>
    <style:font-face style:name="Shofar" svg:font-family="Shofar"/>
    <style:font-face style:name="SimSun" svg:font-family="SimSun" style:font-family-generic="system" style:font-pitch="variable"/>
    <style:font-face style:name="Solitreo" svg:font-family="Solitreo" style:font-pitch="variable"/>
    <style:font-face style:name="Stopmotion" svg:font-family="Stopmotion" style:font-pitch="variable"/>
    <style:font-face style:name="Taamey Ashkenaz" svg:font-family="'Taamey Ashkenaz'"/>
    <style:font-face style:name="Tnua-Libre" svg:font-family="Tnua-Libre" style:font-pitch="variable"/>
    <style:font-face style:name="Trashim CLM" svg:font-family="'Trashim CLM'" style:font-family-generic="modern" style:font-pitch="variable"/>
    <style:font-face style:name="TwoQ5" svg:font-family="TwoQ5" style:font-family-generic="modern" style:font-pitch="fixed"/>
    <style:font-face style:name="Typeface" svg:font-family="Typeface" style:font-pitch="variable"/>
    <style:font-face style:name="Untitled2" svg:font-family="Untitled2" style:font-family-generic="modern" style:font-pitch="fixed"/>
    <style:font-face style:name="Yehuda CLM" svg:font-family="'Yehuda CLM'" style:font-pitch="variable"/>
    <style:font-face style:name="felix007 Medium" svg:font-family="'felix007 Medium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17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6-12T15:29:20.835000000</meta:creation-date>
    <dc:date>2022-04-25T17:47:23.664000000</dc:date>
    <meta:editing-duration>PT1H29M45S</meta:editing-duration>
    <meta:editing-cycles>21</meta:editing-cycles>
    <meta:generator>LibreOffice/7.3.2.1$Windows_X86_64 LibreOffice_project/0b2e59a88b7e225b655db87910f97dca7aef27aa</meta:generator>
    <meta:print-date>2016-04-08T14:03:36.672000000</meta:print-date>
    <meta:document-statistic meta:table-count="7" meta:image-count="0" meta:object-count="0" meta:page-count="3" meta:paragraph-count="138" meta:word-count="684" meta:character-count="3292" meta:non-whitespace-character-count="2727"/>
  </office:meta>
</office:document-meta>
</file>